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70000013A3BE1FD24081919D6.png" manifest:media-type="image/png"/>
  <manifest:file-entry manifest:full-path="Pictures/100000000000029A000001ECCF3A6953E2477245.png" manifest:media-type="image/png"/>
  <manifest:file-entry manifest:full-path="Pictures/10000000000002BC000001D2797C9F34E9AB98D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2.62cm" svg:height="9.33cm" svg:x="1.18cm" svg:y="1.25cm">
          <draw:image xlink:href="Pictures/100000000000029A000001ECCF3A6953E2477245.png" xlink:type="simple" xlink:show="embed" xlink:actuate="onLoad">
            <text:p/>
          </draw:image>
        </draw:frame>
        <draw:frame draw:style-name="gr1" draw:text-style-name="P1" draw:layer="layout" svg:width="13.93cm" svg:height="9.27cm" svg:x="14.6cm" svg:y="1.23cm">
          <draw:image xlink:href="Pictures/10000000000002BC000001D2797C9F34E9AB98DA.jpg" xlink:type="simple" xlink:show="embed" xlink:actuate="onLoad">
            <text:p/>
          </draw:image>
        </draw:frame>
        <draw:frame draw:style-name="gr1" draw:text-style-name="P1" draw:layer="layout" svg:width="21cm" svg:height="8.89cm" svg:x="4.4cm" svg:y="10.91cm">
          <draw:image xlink:href="Pictures/10000000000002E70000013A3BE1FD24081919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08:10:49.797297674</meta:creation-date>
    <dc:date>2020-10-01T08:18:10.821947164</dc:date>
    <meta:editing-duration>PT7M23S</meta:editing-duration>
    <meta:editing-cycles>2</meta:editing-cycles>
    <meta:generator>LibreOffice/6.0.7.3$Linux_X86_64 LibreOffice_project/00m0$Build-3</meta:generator>
    <meta:document-statistic meta:object-count="3"/>
  </office:meta>
</office:document-meta>
</file>